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font-name="Times New Roman1" style:text-underline-style="none"/>
    </style:style>
    <style:style style:name="T9" style:family="text">
      <style:text-properties style:text-line-through-style="none" style:font-name="Times New Roman" style:text-underline-style="none"/>
    </style:style>
    <style:style style:name="T10" style:family="text">
      <style:text-properties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0FF3_17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0, FF 3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, Hebrew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[April] 1894</text:p>
      <text:p text:style-name="P6">Month<text:tab/><text:tab/><text:tab/><text:tab/><text:tab/><text:tab/>[April]</text:p>
      <text:p text:style-name="P6">Year<text:tab/><text:tab/><text:tab/><text:tab/><text:tab/><text:tab/>1894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Jewish calendar; Passover; Easter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8</text:p>
      <text:p text:style-name="P6">Number of Sheets<text:tab/><text:tab/><text:tab/><text:tab/>3</text:p>
      <text:p text:style-name="P6">Fragment<text:tab/><text:tab/><text:tab/><text:tab/><text:tab/></text:p>
      <text:p text:style-name="P6">Pagination <text:tab/><text:tab/><text:tab/><text:tab/><text:tab/>Y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Letterhead]</text:p>
      <text:p text:style-name="P2">S. MORAIS,/</text:p>
      <text:p text:style-name="P2">546 N. FIFTH STREET,/</text:p>
      <text:p text:style-name="P2">PHILADELPHIA, PA./</text:p>
      <text:p text:style-name="P2"/>
      <text:p text:style-name="P3">[Front Cover]</text:p>
      <text:p text:style-name="P4">94/</text:p>
      <text:p text:style-name="P2">On the Jewish Calendar/</text:p>
      <text:p text:style-name="P2">for Parashat Ha-Chodesh/</text:p>
      <text:p text:style-name="P2"/>
      <text:p text:style-name="P3">[Page 1]</text:p>
      <text:p text:style-name="P3">All must have noticed that Easter <text:span text:style-name="T2">Sund</text:span><text:span text:style-name="T5"> happened/ this year four weeks, </text:span><text:span text:style-name="T2">but one day</text:span><text:span text:style-name="T5"> earlier than the Jewish/ Passover, now approaching. <text:s/>I do not direct the attention/ of Israelites to that circumstance, with the view of aping/ a practice much in vogue, among the </text:span><text:span text:style-name="T6">liberals</text:span><text:span text:style-name="T7"> in our/ clergy. <text:s/>To use the Synagogue for a purpose al-/-together foreign, I may say hostile, to it; to tell Jews,/ whom I am bound to instruct in the Law and traditions/ of their faith, that the alleged founder of Christianity/ belongs essentially to the </text:span><text:span text:style-name="T3">best of us</text:span><text:span text:style-name="T7"> highest </text:span><text:span text:style-name="T3">class</text:span><text:span text:style-name="T7"> type of our Seers and Sages, that he has </text:span><text:span text:style-name="T3">high</text:span><text:span text:style-name="T7"> every/ claim</text:span><text:span text:style-name="T3">s</text:span><text:span text:style-name="T7"> to our gratitude; that we must acknowledge his/ teaching as most sublime, in a word, that Jesus was as great/ as Moses, </text:span><text:span text:style-name="T3">such</text:span><text:span text:style-name="T7"> is a system of pulpit preaching which I cannot/ adopt and remain a minister in the service of Israel's/ God. <text:s/>The right of the Church to sound the/ praises of the man of Nazareth, is indisputable,/ and the occasions have been frequent on which I publicly/ </text:span><text:span text:style-name="T3">acknowledged</text:span><text:span text:style-name="T7"> admitted that </text:span><text:soft-page-break/><text:span text:style-name="T7">right. <text:s/>I have also often expressed/ myself respectfully </text:span><text:span text:style-name="T3">in regard to</text:span><text:span text:style-name="T7"> towards the followers of the/ Galilean, who is credited to have given origin to a/ new religion. <text:s/>Only a few weeks ago, declining a/ polite invitation by an enthusiastic conversionist to/ attend a meeting at her house, where I had just reasons/</text:span></text:p>
      <text:p text:style-name="P3"><text:span text:style-name="T7"/></text:p>
      <text:p text:style-name="P3"><text:span text:style-name="T7">[Page 2]</text:span></text:p>
      <text:p text:style-name="P3"><text:span text:style-name="T7">to suspect that apostates from our belief would be present,/ I stated that, while I shun the contact of recreants, I/ entertain very kind feelings for born Christians. <text:s/>I even/ excuse the lady's persistance[sic!] in flooding me with tracts/ sent to my address in her handwriting. <text:s/>For, she honestly/ hopes to influence my mind and prevent my dying/ a Jew--too horrible an end in her imagination. <text:s/>My/ intention now is not to dwell on the advent which/ Easter commemorates. <text:s/>I desire neither to honor nor to/ dishonor the author of the creed, the spreading of which/ through the world, brought upon my people sufferings and sorrows unequal/ in extent and depth. <text:s/>I shall remain silent on that point./ <text:s/>As to the dogma connected with Easter, suffice for me to/ say that we reject, without the last reservation, the idea/ </text:span><text:span text:style-name="T3">connected with</text:span><text:span text:style-name="T7"> attached to that Christian holiday, based as it is on/ the notion that a crucifixion and a bodily resurrection/ were necessary, as an atonement for the transgression of/ the first parents of the human race and for the salvation/ of mankind. <text:s/>With a trumpet </text:span><text:span text:style-name="T3">voice</text:span><text:span text:style-name="T7"> tongue, Ezekiel/ warns us against the holding of such a notion, when/ he cried out [Hebrew] "The soul that sinneth,/ that shall die" <text:s/>My object this morning,/ however, is simply to offer a measure of information,/ to any of my hearers, who do not possess it./</text:span></text:p>
      <text:p text:style-name="P3"><text:span text:style-name="T7"/></text:p>
      <text:p text:style-name="P3"><text:span text:style-name="T7">[Page 3]</text:span></text:p>
      <text:p text:style-name="P3"><text:span text:style-name="T7">During the first centuries of Christianity, what/ now is called Easter, did not exist under that name./ <text:s/>Pascha or Pasqua was then the appellation, derived/ from the Hebrew Pesach or Pasach. <text:s/>In fact, it is so/ </text:span><text:span text:style-name="T3">called</text:span><text:span text:style-name="T7"> termed yet by the Latin races, Italian, French, Spanish,/ Portuguese, Wallachian, </text:span><text:span text:style-name="T3">vay</text:span><text:span text:style-name="T7"> varying in the pronuncia-/-tion, but retaining in the main, the word as in its/ </text:span><text:span text:style-name="T3">original</text:span><text:span text:style-name="T7"> primitive form. <text:s/>For, early Christians celebrated/ their festivals simultaneously with the Jews, </text:span><text:span text:style-name="T3">after</text:span><text:span text:style-name="T7"> according to/ the direction of the Sanhedrin in Judea. <text:s/>It was in/ the year 325 of our neighbors' reckoning, that/ the emperor Constantin, wishing to put an end to/ disputations which had already arisen in several/ churches, convened a synod or council of very many/ learned priests in the city of Nice in Asia Minor,/ and asked that they should determine how the religion,/ which sprung from Judaism, ought to be governed./ <text:s/>Among the decisions arrived at by those prelates, was/ that which demanded a total separation from/ the parent faith in doctrines and practices. <text:s/>"We will/ </text:span><text:span text:style-name="T3">not</text:span><text:span text:style-name="T7"> have nothing in common with the hateful Jewish/ people. <text:s/>We have been shown another way by our Saviour,"/ were the words that opened a chasm between the adherents/</text:span></text:p>
      <text:p text:style-name="P3"><text:span text:style-name="T7"/></text:p>
      <text:p text:style-name="P3"><text:span text:style-name="T7">[Page 4]</text:span></text:p>
      <text:p text:style-name="P3"><text:span text:style-name="T7">of the young preacher of Galilee and those whom/ the archprophet of Sinai had instructed. <text:s/>No more/ would the evening of the fourteenth of Nissan be observed/ to commemorate the circumstance that the man of/ Nazareth had kept the Passover with his disciples,/ but the Sunday after the Spring equinox would always/ be set apart for the festival. <text:s/>And as heathens/ held then a feast, to greet the season which quickens/ the soil and makes it fruitful, that time was selected/ with the ulterior object of rallying gentiles round/ the banner of the cross--Easter being in the Asian languages/ Ostara, or </text:span><text:span text:style-name="T8">Æ</text:span><text:span text:style-name="T9">stara, the goddess of spring. <text:s/>Never-/-theless, generally Passover and Easter came close to-/-gether, for, however Christianity may have endeavoured/ to keep aloof from us, as far as possible, it could/ not altar the seasons. <text:s/>It realized that, according/ to the new testament, the last supper ate at Jerusalem/ by the deified Galilean, was in the month of Abib--the/ month </text:span><text:span text:style-name="T4">which we enter this Sabbath and</text:span><text:span text:style-name="T9"> in which Moses/ ordered Israel to sanctify the memorial of their </text:span><text:span text:style-name="T4">der reden</text:span><text:span text:style-name="T9">/ redemption from a bodily and spiritual bondage. <text:s/>[Hebrew]/ [Hebrew] "Thou shalt perform this service in this month,"/ Are we wrong </text:span><text:soft-page-break/><text:span text:style-name="T9">this year in our computation, or </text:span><text:span text:style-name="T4">our</text:span><text:span text:style-name="T9"> are/ our neighbors of a later creed at fault? <text:s/>Neither, as/</text:span></text:p>
      <text:p text:style-name="P3"><text:span text:style-name="T9"/></text:p>
      <text:p text:style-name="P3"><text:span text:style-name="T9">[Page 5]</text:span></text:p>
      <text:p text:style-name="P3"><text:span text:style-name="T9">regards the season, for, Abib continues from the </text:span><text:span text:style-name="T4">fast</text:span><text:span text:style-name="T9"> last/ week of March to the last week in April. <text:s/>At times, we have/ celebrated Pesach as early as the 26th of March, at/ others, as late as the 24th of April. <text:s/>It is due to/ the profound knowledge of numerical calculation possessed by the/ ancients in Israel, that we never run counter to the/ Biblical injunction [Hebrew] "Watch for/ the month Abib and do the Passover". <text:s/>To equalize/ our lunar years, consisting of 356 days with the solar/ years consisting of 365, an intercalary month is occasion-/-ally introduced; namely, seven years of thirteen lunar months,/ in a cycle of nineteen years. <text:s/>The charge that/ Jews learned from Christians to fix their calendar/ with unerring precision, cannot be sustained, for the/ first synod or council held by Christians, where their/ holidays came under discussion</text:span><text:span text:style-name="T4">s</text:span><text:span text:style-name="T9">, was that of Nice in Asia/ Minor in the year 325 whereas in the Mishnah, compiled/ in the year 135, special mention is made of the inter-/calary month or second Adar <text:s/>[Hebrew] <text:s/>To prove that the/ Almanac by which Jews are guided throughout the/ world, is as correct as a human mind can make it,/ we may point </text:span><text:span text:style-name="T4">the</text:span><text:span text:style-name="T9"> to the circumstance that there/ is no record of Passover having come earlier than/ when the sun enters the constellation </text:span><text:span text:style-name="T8">Æ</text:span><text:span text:style-name="T9">ries at the spring/</text:span></text:p>
      <text:p text:style-name="P3"><text:span text:style-name="T9"/></text:p>
      <text:p text:style-name="P3"><text:span text:style-name="T9">[Page 6]</text:span></text:p>
      <text:p text:style-name="P3"><text:span text:style-name="T9">equinox. <text:s/>Not so with Christians. <text:s/>In 1582, it was/ discovered with dismay, that Easter was running back-/-ward, threatening </text:span><text:span text:style-name="T4">to</text:span><text:span text:style-name="T9"> gradually to move towards winter--/ an anomaly that the Church could not tolerate without falsifying its own history. <text:s/>That/ great irregularity had its origin in the Calendar arranged/ by Julius C Caesar, in the first half century of/ the Christian era. <text:s/></text:span><text:span text:style-name="T4">It</text:span><text:span text:style-name="T9"> That calendar was 11 minutes and 10 seconds/ longer than the solar year really allows. <text:s/>Those 11/ minutes and 10 seconds </text:span><text:span text:style-name="T4">gr</text:span><text:span text:style-name="T9"> accumulated into days, so/ that in the year 1582, Easter instead of coming at the/ vernal equinox, or in Abib--anticipated it considerably. <text:s/>Bewildered/ and perplexed, Pope Gregory XIII, had recourse to a/ monstrous contrivance. <text:s/>He ordered that </text:span><text:span text:style-name="T4">in order</text:span><text:span text:style-name="T9"> to/ shorten the year, and bring Easter to the right time, ten/ days be skipped from October, making it a month/ of 21 days instead of 31. <text:s/>He furthermore ordered that/ February, which according to Julius C</text:span><text:span text:style-name="T8">æ</text:span><text:span text:style-name="T9">sar's calendar, was/ always 29 days, should mostly reckon 28. </text:span><text:span text:style-name="T4">days</text:span><text:span text:style-name="T9">/ </text:span></text:p>
      <text:p text:style-name="P3"><text:span text:style-name="T9">But why have I fatigued my hearers with Arithmetic?/ <text:s/>Do not all know that we count our months by the/ changes of the moon, and that in order to celebrate/ Passover at spring, which depends upon the revol-/-ving of the earth round the sun, we occasionally/</text:span></text:p>
      <text:p text:style-name="P3"><text:span text:style-name="T9"/></text:p>
      <text:p text:style-name="P3"><text:span text:style-name="T9">[Page 7]</text:span></text:p>
      <text:p text:style-name="P3"><text:span text:style-name="T9">add a month to our year? <text:s/>Yes; all are fully aware of that, but not all know/ that the Rabbis, now shamelessly derided by the igno-/-rant and the flippant, had gained familiarity with/ the sciences accessible to them, and had notably acquired a mastery in/ the noblest of sciences--Astronomy. <text:s/>Among the achievements/ of </text:span><text:span text:style-name="T4">the</text:span><text:span text:style-name="T9"> our literary giant,--the world-famous Maimonides--his/ treatise on the evolutions of the moon [Hebrew], discloses/ the greatness of our olden sages, whom he quotes. <text:s/>Since the year 358 of/ Christian reckoning, when Hillel the younger, a scion of/ of[sic!] a splendid stock, prepared his calendar to guide/ the outcasts of Judah in every spot of the globe, where/ Providence has placed them, no alteration has been needed,/ to cause us to conform with the Divine commandment/ to celebrate at the proper time [Hebrew]/ [Hebrew] "the feast of unleavened bread, the feast/ of weeks and the feast of Tabernacles. <text:s/>All honor/ to the ancestry of which we have a right to boast./ <text:s/>Would that we all appreciated the glory which is pe-/-culiarly ours and valued it as it deserves. <text:s/>But what/ many of us sinfully despise, or regard with indifference,/ has secured the recognition of non-Jewish authorities of/ high standing. <text:s/>Joseph Justus Scaliger, who bore the/ title of "father of the science of Chronology" wrote that/ nothing is so accurate and so perfect of its kind, as the/</text:span></text:p>
      <text:p text:style-name="P3"><text:span text:style-name="T9"/></text:p>
      <text:p text:style-name="P3"><text:soft-page-break/><text:span text:style-name="T9">[Page 8]</text:span></text:p>
      <text:p text:style-name="P7"><text:span text:style-name="T10">as the</text:span><text:span text:style-name="T9"> Jewish calculation, and those who have fixed/ the time for the Easter holiday, ought to take lesson/ from it. <text:s/>Again, an English theologian of renown, mar-/-vels at the </text:span><text:span text:style-name="T10">g</text:span><text:span text:style-name="T9"> ingenious and keen intellect evidenced/ by Jews in their calculation of time, and an Italian/ Professor of Astronomy at the Parma university,/ in a pamphlet treating of the celebration of Easter,/ writes: "Jews pride themselves on a greater accuracy/ than the Church respecting the phases of the moon/ etc, and their pride is </text:span><text:span text:style-name="T10">well</text:span><text:span text:style-name="T9"> rightly founded". <text:s/>Well/ then. <text:s/>This year also </text:span><text:span text:style-name="T10">although</text:span><text:span text:style-name="T9"> preceded/ by Easter nearly four weeks, </text:span><text:span text:style-name="T10">it</text:span><text:span text:style-name="T9"> will be observed by/ the house of Israel everywhere as the Almighty/ Legislator ordained [Hebrew]/ "The children of Israel shall perform the Passover/ in its due season." <text:s/>May it come to us fraught with/ blessings. <text:s/>May we not hear what grieves us to the core/ almost yearly, even the heartless accusation that works/ desolation. <text:s/>May it be the harbinger of freedom/ to our brethren in the lands of modern Pharaohs,/ and as the Rabbis prognosticated may redemption follow/ in its train [Hebrew]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19T13:01:14.81</meta:creation-date>
    <meta:document-statistic meta:table-count="0" meta:image-count="0" meta:object-count="0" meta:page-count="5" meta:paragraph-count="85" meta:word-count="1948" meta:character-count="11852"/>
    <dc:date>2012-07-19T14:13:13.16</dc:date>
    <dc:creator>Penn Libraries</dc:creator>
    <meta:editing-duration>PT00H02M48S</meta:editing-duration>
    <meta:editing-cycles>1</meta:editing-cycles>
    <meta:generator>OpenOffice.org/3.2$Win32 OpenOffice.org_project/320m12$Build-9483</meta:generator>
  </office:meta>
</office:document-meta>
</file>